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ExistsModule.getAttributeValues( String name , Configuration modeConf ,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ExistsModule.service( ServiceManager _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ExistsModul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ExistsModule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ExistsModule.getAttribute( String name , Configuration modeConf , Map objectMod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